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9ffa" officeooo:paragraph-rsid="001b9ffa" style:font-weight-asian="bold" style:font-weight-complex="bold"/>
    </style:style>
    <style:style style:name="P2" style:family="paragraph" style:parent-style-name="Standard">
      <style:text-properties fo:font-weight="normal" officeooo:rsid="001b9ffa" officeooo:paragraph-rsid="001b9ffa" style:font-weight-asian="normal" style:font-weight-complex="normal"/>
    </style:style>
    <style:style style:name="P3" style:family="paragraph" style:parent-style-name="Standard">
      <style:text-properties fo:font-weight="bold" officeooo:rsid="001b9ffa" officeooo:paragraph-rsid="001b9ffa" style:font-weight-asian="bold" style:font-weight-complex="bold"/>
    </style:style>
    <style:style style:name="T1" style:family="text">
      <style:text-properties officeooo:rsid="001e55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T – Bash Terminal</text:p>
      <text:p text:style-name="P2"/>
      <text:p text:style-name="P2">ctrl shift + </text:p>
      <text:p text:style-name="P2">alt + </text:p>
      <text:p text:style-name="P2"/>
      <text:p text:style-name="P2"/>
      <text:p text:style-name="P1"><text:span text:style-name="T1">C</text:span>herry <text:span text:style-name="T1">T</text:span>ree</text:p>
      <text:p text:style-name="P2">https://defkey.com/cherrytree-shortcut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6T18:30:56.720000000</dc:date>
    <meta:editing-duration>P3DT21M43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5" meta:word-count="11" meta:character-count="87" meta:non-whitespace-character-count="78"/>
  </office:meta>
</office:document-meta>
</file>